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paragraph-properties fo:text-align="center" style:justify-single-word="false"/>
    </style:style>
    <style:style style:name="P2" style:family="paragraph" style:parent-style-name="Body">
      <style:text-properties fo:font-weight="bold" style:font-weight-asian="bold" style:font-weight-complex="bold"/>
    </style:style>
    <style:style style:name="P3" style:family="paragraph" style:parent-style-name="Body" style:list-style-name="WWNum1"/>
    <style:style style:name="P4" style:family="paragraph" style:parent-style-name="Body" style:list-style-name="WWNum2"/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HP BE Dev test task (YII2)</text:span></text:p>
      <text:p text:style-name="Body"/>
      <text:p text:style-name="Body"/>
      <text:p text:style-name="Body">Create application from scratch, using YII2 or Laravel advanced or basic template</text:p>
      <text:p text:style-name="Body"/>
      <text:p text:style-name="Body"/>
      <text:p text:style-name="Body"><text:span text:style-name="T2">Model structure:</text:span></text:p>
      <text:p text:style-name="P2"/>
      <text:p text:style-name="Body">User (modify existing model):</text:p>
      <text:p text:style-name="Body"/>
      <text:list xml:id="list3035916103" text:style-name="WWNum1">
        <text:list-item>
          <text:p text:style-name="P3">First name</text:p>
        </text:list-item>
        <text:list-item>
          <text:p text:style-name="P3">Last name</text:p>
        </text:list-item>
        <text:list-item>
          <text:p text:style-name="P3">Albums - hasMany Album</text:p>
        </text:list-item>
      </text:list>
      <text:p text:style-name="Body"/>
      <text:p text:style-name="Body">Album</text:p>
      <text:list xml:id="list214834603424687" text:continue-list="list3035916103" text:style-name="WWNum2">
        <text:list-item>
          <text:p text:style-name="P4">Id</text:p>
        </text:list-item>
        <text:list-item>
          <text:p text:style-name="P4">user_id</text:p>
        </text:list-item>
        <text:list-item>
          <text:p text:style-name="P4">Title</text:p>
        </text:list-item>
        <text:list-item>
          <text:p text:style-name="P4">Photos - hasMany Photo</text:p>
        </text:list-item>
      </text:list>
      <text:p text:style-name="Body"/>
      <text:p text:style-name="Body">Photo</text:p>
      <text:list xml:id="list214834971918438" text:continue-numbering="true" text:style-name="WWNum2">
        <text:list-item>
          <text:p text:style-name="P4">Id</text:p>
        </text:list-item>
        <text:list-item>
          <text:p text:style-name="P4">album_id</text:p>
        </text:list-item>
        <text:list-item>
          <text:p text:style-name="P4">Title</text:p>
        </text:list-item>
        <text:list-item>
          <text:p text:style-name="P4">url (virtual attribute, should generate random link to one of static images, for this purposes add add 5-10 static images to project )</text:p>
        </text:list-item>
      </text:list>
      <text:p text:style-name="Body"/>
      <text:p text:style-name="Body"/>
      <text:p text:style-name="Body"><text:span text:style-name="T2">API</text:span></text:p>
      <text:p text:style-name="Body"/>
      <text:p text:style-name="Body">Create rest controller, which will provide API endpoint for such calls (expected json result)</text:p>
      <text:p text:style-name="Body"/>
      <text:p text:style-name="Body"/>
      <text:p text:style-name="Body">GET /users - <text:s/>paginated list of users (id,first_name,last_name)</text:p>
      <text:p text:style-name="Body">GET /users/{id} - detail data of user (id,first_name,last_name,albums[])</text:p>
      <text:p text:style-name="Body">GET /albums - paginated list of albums (id, title)</text:p>
      <text:p text:style-name="Body">GET /albums/{id} - detail data of album (id,first_name,last_name,photos[])</text:p>
      <text:p text:style-name="Body"/>
      <text:p text:style-name="Body"/>
      <text:p text:style-name="Body"><text:span text:style-name="T2">Seeders</text:span></text:p>
      <text:p text:style-name="Body"/>
      <text:p text:style-name="Body">Create seeder that creates 10 demo users, using password from configuration file. Password should not be included in repo</text:p>
      <text:p text:style-name="Body"/>
      <text:p text:style-name="Body">Create seeders for 100 albums of this users and 1000 respective photos</text:p>
      <text:p text:style-name="Body"/>
      <text:p text:style-name="Body">Seeders should be able to run from console, name generating is up to you, can be ‘user_1’, ‘user_2’ and so on</text:p>
      <text:p text:style-name="Body"/>
      <text:p text:style-name="Body"><text:span text:style-name="T2">Deploy</text:span></text:p>
      <text:p text:style-name="Body"/>
      <text:p text:style-name="Body">Send result code as link to git repository</text:p>
      <text:p text:style-name="Body"/>
      <text:p text:style-name="Body"><text:span text:style-name="T2">Test</text:span></text:p>
      <text:p text:style-name="Body"><text:s/></text:p>
      <text:p text:style-name="Body"><text:soft-page-break/>Write some tests - it is not required to have 100% coverage, just to show understanding of different testing scenarios</text:p>
      <text:p text:style-name="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NO" style:letter-kerning="false" style:font-name-asian="Arial Unicode MS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NO" style:letter-kerning="false" style:font-name-asian="Arial Unicode MS" style:font-size-asian="10pt" style:language-asian="en" style:country-asian="GB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padding="0cm" fo:border="none" style:shadow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ody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/>
      <style:text-properties fo:color="#000000" loext:opacity="100%" style:font-name="Helvetica Neue" fo:font-family="'Helvetica Neue'" style:font-family-generic="roman" style:font-pitch="variable" fo:font-size="11pt" fo:language="en" fo:country="US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Design</dc:creator>
    <meta:editing-cycles>2</meta:editing-cycles>
    <meta:creation-date>2021-10-04T10:47:00</meta:creation-date>
    <dc:date>2021-10-04T10:47:00</dc:date>
    <meta:editing-duration>PT1M</meta:editing-duration>
    <meta:generator>LibreOffice/7.2.1.2$Linux_X86_64 LibreOffice_project/87b77fad49947c1441b67c559c339af8f3517e22</meta:generator>
    <meta:document-statistic meta:table-count="0" meta:image-count="0" meta:object-count="0" meta:page-count="2" meta:paragraph-count="32" meta:word-count="209" meta:character-count="1233" meta:non-whitespace-character-count="1064"/>
    <meta:user-defined meta:name="AppVersion">16.0000</meta:user-defined>
    <meta:template xlink:type="simple" xlink:actuate="onRequest" xlink:title="Normal.dotm" xlink:href=""/>
  </office:meta>
</office:document-meta>
</file>